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90c" officeooo:paragraph-rsid="001cf90c"/>
    </style:style>
    <style:style style:name="P2" style:family="paragraph" style:parent-style-name="Standard">
      <style:text-properties style:use-window-font-color="true" fo:font-size="15pt" officeooo:rsid="001e6e03" officeooo:paragraph-rsid="001e6e03" fo:background-color="transparent" style:font-size-asian="13.1000003814697pt" style:font-size-complex="15pt"/>
    </style:style>
    <style:style style:name="P3" style:family="paragraph" style:parent-style-name="Standard">
      <style:text-properties style:use-window-font-color="true" fo:font-size="15pt" officeooo:rsid="00283c86" officeooo:paragraph-rsid="00283c86" fo:background-color="transparent" style:font-size-asian="13.1000003814697pt" style:font-size-complex="15pt"/>
    </style:style>
    <style:style style:name="P4" style:family="paragraph" style:parent-style-name="Standard">
      <style:text-properties style:use-window-font-color="true" fo:font-size="15pt" fo:font-weight="normal" officeooo:rsid="002a6027" officeooo:paragraph-rsid="002a6027" fo:background-color="transparent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style:use-window-font-color="true" style:font-name="Droid Sans Mono" fo:font-size="10.5pt" fo:font-weight="normal" officeooo:rsid="001cf90c" officeooo:paragraph-rsid="001cf90c" fo:background-color="transparent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style:use-window-font-color="true" style:font-name="Droid Sans Mono" fo:font-size="10.5pt" fo:font-weight="normal" officeooo:rsid="001e6e03" officeooo:paragraph-rsid="001e6e03" fo:background-color="transparent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a6027" officeooo:paragraph-rsid="002a6027" fo:background-color="transparent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2a6027" fo:background-color="transparent"/>
    </style:style>
    <style:style style:name="P1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 style:font-weight-asian="normal" style:font-weight-complex="normal"/>
    </style:style>
    <style:style style:name="P1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fc991" officeooo:paragraph-rsid="001fc991" fo:background-color="transparent" style:font-weight-asian="normal" style:font-weight-complex="normal"/>
    </style:style>
    <style:style style:name="P1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1b5b5" officeooo:paragraph-rsid="0021b5b5" fo:background-color="transparent" style:font-weight-asian="normal" style:font-weight-complex="normal"/>
    </style:style>
    <style:style style:name="P1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349bc5" officeooo:paragraph-rsid="00349bc5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3c3965" officeooo:paragraph-rsid="003c3965" fo:background-color="transparent" style:font-size-asian="15pt" style:font-weight-asian="bold" style:font-size-complex="15pt" style:font-weight-complex="bold"/>
    </style:style>
    <style:style style:name="P1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421f12" officeooo:paragraph-rsid="00421f12" fo:background-color="transparent" style:font-size-asian="15pt" style:font-weight-asian="bold" style:font-size-complex="15pt" style:font-weight-complex="bold"/>
    </style:style>
    <style:style style:name="P16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283c86" officeooo:paragraph-rsid="00283c86" fo:background-color="#1e1e1e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18" style:family="paragraph" style:parent-style-name="Standard">
      <style:paragraph-properties style:line-height-at-least="0.503cm"/>
      <style:text-properties style:use-window-font-color="true" officeooo:paragraph-rsid="002a6027" fo:background-color="transparent"/>
    </style:style>
    <style:style style:name="P19" style:family="paragraph" style:parent-style-name="Standard">
      <style:paragraph-properties style:line-height-at-least="0.503cm"/>
      <style:text-properties style:use-window-font-color="true" style:font-name="Liberation Serif" fo:font-size="14pt" fo:font-weight="bold" officeooo:rsid="00349bc5" officeooo:paragraph-rsid="00349bc5" fo:background-color="transparent" style:font-size-asian="14pt" style:font-weight-asian="bold" style:font-size-complex="14pt" style:font-weight-complex="bold"/>
    </style:style>
    <style:style style:name="P20" style:family="paragraph" style:parent-style-name="Standard">
      <style:paragraph-properties style:line-height-at-least="0.503cm"/>
      <style:text-properties style:use-window-font-color="true" style:font-name="Liberation Serif" fo:font-size="15pt" fo:font-weight="bold" officeooo:rsid="003c3965" officeooo:paragraph-rsid="003c3965" fo:background-color="transparent" style:font-size-asian="15pt" style:font-weight-asian="bold" style:font-size-complex="15pt" style:font-weight-complex="bold"/>
    </style:style>
    <style:style style:name="P21" style:family="paragraph" style:parent-style-name="Standard">
      <style:paragraph-properties style:line-height-at-least="0.503cm"/>
      <style:text-properties style:use-window-font-color="true" style:font-name="Liberation Serif" fo:font-size="15pt" fo:font-weight="bold" officeooo:rsid="00421f12" officeooo:paragraph-rsid="00421f12" fo:background-color="transparent" style:font-size-asian="15pt" style:font-weight-asian="bold" style:font-size-complex="15pt" style:font-weight-complex="bold"/>
    </style:style>
    <style:style style:name="P2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2a6027" fo:background-color="#1e1e1e"/>
    </style:style>
    <style:style style:name="P24" style:family="paragraph" style:parent-style-name="Standard">
      <style:text-properties fo:color="#d4d4d4" style:font-name="Droid Sans Mono" fo:font-size="10.5pt" fo:font-weight="normal" officeooo:paragraph-rsid="002a6027" fo:background-color="#1e1e1e"/>
    </style:style>
    <style:style style:name="P25" style:family="paragraph" style:parent-style-name="Standard">
      <style:paragraph-properties style:line-height-at-least="0.503cm"/>
      <style:text-properties officeooo:paragraph-rsid="002de6e4"/>
    </style:style>
    <style:style style:name="P26" style:family="paragraph" style:parent-style-name="Standard">
      <style:paragraph-properties style:line-height-at-least="0.503cm"/>
      <style:text-properties officeooo:paragraph-rsid="00335e02"/>
    </style:style>
    <style:style style:name="P27" style:family="paragraph" style:parent-style-name="Standard">
      <style:paragraph-properties style:line-height-at-least="0.503cm"/>
      <style:text-properties fo:color="#3465a4" style:font-name="Liberation Serif" fo:font-size="15pt" fo:font-weight="bold" officeooo:rsid="002a6027" officeooo:paragraph-rsid="002a6027" fo:background-color="transparent" style:font-size-asian="15pt" style:font-weight-asian="bold" style:font-size-complex="15pt" style:font-weight-complex="bold"/>
    </style:style>
    <style:style style:name="P28" style:family="paragraph" style:parent-style-name="Standard">
      <style:paragraph-properties style:line-height-at-least="0.503cm"/>
      <style:text-properties fo:color="#3465a4" style:font-name="Liberation Serif" fo:font-size="15pt" fo:font-weight="bold" officeooo:rsid="003b0e16" officeooo:paragraph-rsid="003b0e16" fo:background-color="transparent" style:font-size-asian="15pt" style:font-weight-asian="bold" style:font-size-complex="15pt" style:font-weight-complex="bold"/>
    </style:style>
    <style:style style:name="P29" style:family="paragraph" style:parent-style-name="Standard">
      <style:paragraph-properties style:line-height-at-least="0.503cm"/>
      <style:text-properties fo:color="#3465a4" style:font-name="Liberation Serif" fo:font-size="15pt" fo:font-weight="bold" officeooo:rsid="003c3965" officeooo:paragraph-rsid="003c3965" fo:background-color="transparent" style:font-size-asian="15pt" style:font-weight-asian="bold" style:font-size-complex="15pt" style:font-weight-complex="bold"/>
    </style:style>
    <style:style style:name="P30" style:family="paragraph" style:parent-style-name="Standard">
      <style:paragraph-properties style:line-height-at-least="0.503cm"/>
      <style:text-properties fo:color="#3465a4" style:font-name="Liberation Serif" fo:font-size="15pt" fo:font-weight="bold" officeooo:rsid="00421f12" officeooo:paragraph-rsid="00421f12" fo:background-color="transparent" style:font-size-asian="15pt" style:font-weight-asian="bold" style:font-size-complex="15pt" style:font-weight-complex="bold"/>
    </style:style>
    <style:style style:name="P31" style:family="paragraph" style:parent-style-name="Standard">
      <style:paragraph-properties style:line-height-at-least="0.503cm"/>
      <style:text-properties fo:color="#3465a4" style:font-name="Liberation Serif" fo:font-size="15pt" fo:font-weight="bold" officeooo:paragraph-rsid="002bdb07" fo:background-color="transparent"/>
    </style:style>
    <style:style style:name="P32" style:family="paragraph" style:parent-style-name="Standard">
      <style:text-properties fo:color="#3465a4" fo:font-size="15pt" officeooo:rsid="001e6e03" officeooo:paragraph-rsid="001e6e03" fo:background-color="transparent" style:font-size-asian="13.1000003814697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3465a4" fo:font-size="16pt" fo:font-weight="bold" officeooo:rsid="001cf90c" style:font-size-asian="16pt" style:font-weight-asian="bold" style:font-size-complex="16pt" style:font-weight-complex="bold"/>
    </style:style>
    <style:style style:name="T4" style:family="text">
      <style:text-properties fo:color="#c586c0"/>
    </style:style>
    <style:style style:name="T5" style:family="text">
      <style:text-properties fo:color="#569cd6"/>
    </style:style>
    <style:style style:name="T6" style:family="text">
      <style:text-properties fo:color="#4fc1ff"/>
    </style:style>
    <style:style style:name="T7" style:family="text">
      <style:text-properties fo:color="#9cdcfe"/>
    </style:style>
    <style:style style:name="T8" style:family="text">
      <style:text-properties fo:color="#ce9178"/>
    </style:style>
    <style:style style:name="T9" style:family="text">
      <style:text-properties fo:color="#808080"/>
    </style:style>
    <style:style style:name="T10" style:family="text">
      <style:text-properties fo:color="#4ec9b0"/>
    </style:style>
    <style:style style:name="T11" style:family="text">
      <style:text-properties fo:color="#dcdcaa"/>
    </style:style>
    <style:style style:name="T12" style:family="text">
      <style:text-properties officeooo:rsid="002a6027" style:font-size-asian="15pt" style:font-weight-asian="bold" style:font-size-complex="15pt" style:font-weight-complex="bold"/>
    </style:style>
    <style:style style:name="T13" style:family="text">
      <style:text-properties style:use-window-font-color="true" style:font-name="Droid Sans Mono" fo:font-size="10.5pt" fo:font-weight="normal" officeooo:rsid="001fc991" fo:background-color="transparent" loext:char-shading-value="0" style:font-weight-asian="normal" style:font-weight-complex="normal"/>
    </style:style>
    <style:style style:name="T14" style:family="text">
      <style:text-properties style:use-window-font-color="true" style:font-name="Droid Sans Mono" fo:font-size="10.5pt" fo:font-weight="normal" officeooo:rsid="002de6e4" fo:background-color="transparent" loext:char-shading-value="0" style:font-weight-asian="normal" style:font-weight-complex="normal"/>
    </style:style>
    <style:style style:name="T15" style:family="text">
      <style:text-properties style:use-window-font-color="true" style:font-name="Droid Sans Mono" fo:font-size="10.5pt" fo:font-weight="normal" officeooo:rsid="002fdd04" fo:background-color="transparent" loext:char-shading-value="0" style:font-weight-asian="normal" style:font-weight-complex="normal"/>
    </style:style>
    <style:style style:name="T16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17" style:family="text">
      <style:text-properties style:use-window-font-color="true" style:font-name="Droid Sans Mono" fo:font-size="10.5pt" fo:font-weight="normal" officeooo:rsid="0031cf6a" fo:background-color="transparent" loext:char-shading-value="0"/>
    </style:style>
    <style:style style:name="T18" style:family="text">
      <style:text-properties style:use-window-font-color="true" style:font-name="Droid Sans Mono" fo:font-size="10.5pt" fo:font-weight="normal" officeooo:rsid="00345b7f" fo:background-color="transparent" loext:char-shading-value="0"/>
    </style:style>
    <style:style style:name="T19" style:family="text">
      <style:text-properties officeooo:rsid="0031cf6a"/>
    </style:style>
    <style:style style:name="T20" style:family="text">
      <style:text-properties officeooo:rsid="003729ec"/>
    </style:style>
    <style:style style:name="T21" style:family="text">
      <style:text-properties officeooo:rsid="0038a2e6"/>
    </style:style>
    <style:style style:name="T22" style:family="text">
      <style:text-properties officeooo:rsid="003c3965"/>
    </style:style>
    <style:style style:name="T23" style:family="text">
      <style:text-properties officeooo:rsid="00419c8c"/>
    </style:style>
    <style:style style:name="T24" style:family="text">
      <style:text-properties officeooo:rsid="0041d9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3">Adding Dynamic Data to our rest api’s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1"><text:span text:style-name="T2">dummyData.js</text:span></text:p>
      <text:p text:style-name="P1"><text:span text:style-name="T2"/></text:p>
      <text:p text:style-name="P5">export const Posts=[</text:p>
      <text:p text:style-name="P8">{</text:p>
      <text:p text:style-name="P8">id:1,</text:p>
      <text:p text:style-name="P8">desc:"Hey! Its my first Post:",</text:p>
      <text:p text:style-name="P8">photo:"Person/priyam.jpg",</text:p>
      <text:p text:style-name="P8">date:"5 mins ago",</text:p>
      <text:p text:style-name="P8">userId:1,</text:p>
      <text:p text:style-name="P8">Like:32,</text:p>
      <text:p text:style-name="P8">Comments:9</text:p>
      <text:p text:style-name="P8">}</text:p>
      <text:p text:style-name="P8">]</text:p>
      <text:p text:style-name="P17"/>
      <text:p text:style-name="P8">export const Users=[</text:p>
      <text:p text:style-name="P8">{</text:p>
      <text:p text:style-name="P8">id:1,</text:p>
      <text:p text:style-name="P8">profilePicture:"Person/priyam.jpg",</text:p>
      <text:p text:style-name="P8">username:"Priyam Agarwal"</text:p>
      <text:p text:style-name="P8">}</text:p>
      <text:p text:style-name="P8">]</text:p>
      <text:p text:style-name="P8"/>
      <text:p text:style-name="P8"/>
      <text:p text:style-name="P8"/>
      <text:p text:style-name="P2"><text:span text:style-name="T1">now let’s see how to use this dummy data inside out component Feed.jsx</text:span></text:p>
      <text:p text:style-name="P2"><text:span text:style-name="T1"/></text:p>
      <text:p text:style-name="P32"><text:span text:style-name="T1">Feed.jsx</text:span></text:p>
      <text:p text:style-name="P2"><text:span text:style-name="T1"/></text:p>
      <text:p text:style-name="P6">import Post from '../Post/Post';</text:p>
      <text:p text:style-name="P10">import Share from '../Share/Share';</text:p>
      <text:p text:style-name="P10">import './feed.css'</text:p>
      <text:p text:style-name="P11">import {post} from './../../dummyData'</text:p>
      <text:p text:style-name="P11"/>
      <text:p text:style-name="P11"/>
      <text:p text:style-name="P12">const Feed = () =&gt;{</text:p>
      <text:p text:style-name="P12">return (</text:p>
      <text:p text:style-name="P8">&lt;div className='feed'&gt;</text:p>
      <text:p text:style-name="P8">&lt;div className="feedWrapper"&gt;</text:p>
      <text:p text:style-name="P8">&lt;Share/&gt;</text:p>
      <text:p text:style-name="P8">{posts.map(p=&gt;(</text:p>
      <text:p text:style-name="P8">&lt;Post key={p.id} post={p}/&gt;</text:p>
      <text:p text:style-name="P8">))}</text:p>
      <text:p text:style-name="P8">&lt;/div&gt;</text:p>
      <text:p text:style-name="P8">&lt;/div&gt;</text:p>
      <text:p text:style-name="P8"><text:soft-page-break/>);</text:p>
      <text:p text:style-name="P8">}</text:p>
      <text:p text:style-name="P17"/>
      <text:p text:style-name="P8">export default Feed;</text:p>
      <text:p text:style-name="P22"/>
      <text:p text:style-name="P27">Post.jsx</text:p>
      <text:p text:style-name="P22"/>
      <text:p text:style-name="P8">import React from 'react';</text:p>
      <text:p text:style-name="P8">import './post.css';</text:p>
      <text:p text:style-name="P8">import MoreVertIcon from '@mui/icons-material/MoreVert';</text:p>
      <text:p text:style-name="P17"/>
      <text:p text:style-name="P8">const Post = ({posts}) =&gt; {</text:p>
      <text:p text:style-name="P8">console.log(posts);</text:p>
      <text:p text:style-name="P8">return (</text:p>
      <text:p text:style-name="P8">&lt;div className="post"&gt;</text:p>
      <text:p text:style-name="P8">&lt;div className="postWrapper"&gt;</text:p>
      <text:p text:style-name="P8">&lt;div className="postTop"&gt;</text:p>
      <text:p text:style-name="P8">&lt;div className="postLeft"&gt;</text:p>
      <text:p text:style-name="P8">&lt;img src="assets/Person/priyam.jpg" alt="" className="postProfileImg" /&gt;</text:p>
      <text:p text:style-name="P8">&lt;span className="postUsername"&gt;Priyam&lt;/span&gt;</text:p>
      <text:p text:style-name="P8">&lt;span className="postDate"&gt;5 mins ago&lt;/span&gt;</text:p>
      <text:p text:style-name="P8">&lt;/div&gt;</text:p>
      <text:p text:style-name="P8">&lt;div className="postRight"&gt;</text:p>
      <text:p text:style-name="P8">&lt;MoreVertIcon/&gt;</text:p>
      <text:p text:style-name="P8">&lt;/div&gt;</text:p>
      <text:p text:style-name="P8">&lt;div className="postCenter"&gt;</text:p>
      <text:p text:style-name="P8">&lt;span className="postText"&gt;Hey! its my first post :-&lt;/span&gt;</text:p>
      <text:p text:style-name="P8">&lt;img src="assets/Person/priyam.jpg" alt="" className="postImg" /&gt;</text:p>
      <text:p text:style-name="P8">&lt;/div&gt;</text:p>
      <text:p text:style-name="P8">&lt;div className="postBottom"&gt;</text:p>
      <text:p text:style-name="P8">&lt;div className="postBottomLeft"&gt;</text:p>
      <text:p text:style-name="P8">&lt;img src="assets/Posts/Like.png" alt="" className="likeIcon" /&gt;</text:p>
      <text:p text:style-name="P8">&lt;img src="assets/Posts/Heart.png" alt="" className="heartIcon" /&gt;</text:p>
      <text:p text:style-name="P8">&lt;span className="postLikeCounter"&gt;32 people like it.&lt;/span&gt;</text:p>
      <text:p text:style-name="P8">&lt;/div&gt;</text:p>
      <text:p text:style-name="P8">&lt;div className="postBottomRight"&gt;</text:p>
      <text:p text:style-name="P8">&lt;span className="postCommentText"&gt;9 comments&lt;/span&gt;</text:p>
      <text:p text:style-name="P8">&lt;/div&gt;</text:p>
      <text:p text:style-name="P8">&lt;/div&gt;</text:p>
      <text:p text:style-name="P8">&lt;/div&gt;</text:p>
      <text:p text:style-name="P8">&lt;/div&gt;</text:p>
      <text:p text:style-name="P8">&lt;/div&gt;</text:p>
      <text:p text:style-name="P8">);</text:p>
      <text:p text:style-name="P8">}</text:p>
      <text:p text:style-name="P17"/>
      <text:p text:style-name="P8">export default Post;</text:p>
      <text:p text:style-name="P8"/>
      <text:p text:style-name="P22"/>
      <text:p text:style-name="P22"/>
      <text:p text:style-name="P16"/>
      <text:p text:style-name="P12"><text:soft-page-break/></text:p>
      <text:p text:style-name="P3"><text:span text:style-name="T1">now we can use this post like {post.date} and all to get the values.</text:span></text:p>
      <text:p text:style-name="P3"><text:span text:style-name="T1"/></text:p>
      <text:p text:style-name="P4">For username and profilePicture we can use filter method</text:p>
      <text:p text:style-name="P24"/>
      <text:p text:style-name="P24"/>
      <text:p text:style-name="P31"><text:span text:style-name="T12">Post.jsx</text:span></text:p>
      <text:p text:style-name="P23"/>
      <text:p text:style-name="P9">import React from 'react';</text:p>
      <text:p text:style-name="P9">import './post.css';</text:p>
      <text:p text:style-name="P9">import MoreVertIcon from '@mui/icons-material/MoreVert';</text:p>
      <text:p text:style-name="P25"><text:span text:style-name="T13">import {</text:span><text:span text:style-name="T14">User</text:span><text:span text:style-name="T15">s</text:span><text:span text:style-name="T13">} from './../../dummyData'</text:span></text:p>
      <text:p text:style-name="P18"/>
      <text:p text:style-name="P9">const Post = ({posts}) =&gt; {</text:p>
      <text:p text:style-name="P9">return (</text:p>
      <text:p text:style-name="P9">&lt;div className="post"&gt;</text:p>
      <text:p text:style-name="P9">&lt;div className="postWrapper"&gt;</text:p>
      <text:p text:style-name="P9">&lt;div className="postTop"&gt;</text:p>
      <text:p text:style-name="P9">&lt;div className="postLeft"&gt;</text:p>
      <text:p text:style-name="P26"><text:span text:style-name="T16">&lt;img src=</text:span><text:span text:style-name="T17">{Users.filter(u =&gt; u.id === post.userId)[0].</text:span><text:span text:style-name="T18">profilePicture</text:span><text:span text:style-name="T17">}</text:span><text:span text:style-name="T16"> alt="" className="postProfileImg" /&gt;</text:span></text:p>
      <text:p text:style-name="P9">&lt;span className="postUsername"&gt;<text:span text:style-name="T19">{Users.filter(u =&gt; u.id === post.userId)[0].username}</text:span>&lt;/span&gt;</text:p>
      <text:p text:style-name="P9">&lt;span className="postDate"&gt;5 mins ago&lt;/span&gt;</text:p>
      <text:p text:style-name="P9">&lt;/div&gt;</text:p>
      <text:p text:style-name="P9">&lt;div className="postRight"&gt;</text:p>
      <text:p text:style-name="P9">&lt;MoreVertIcon/&gt;</text:p>
      <text:p text:style-name="P9">&lt;/div&gt;</text:p>
      <text:p text:style-name="P9">&lt;div className="postCenter"&gt;</text:p>
      <text:p text:style-name="P9">&lt;span className="postText"&gt;Hey! its my first post :-&lt;/span&gt;</text:p>
      <text:p text:style-name="P9">&lt;img src="assets/Person/priyam.jpg" alt="" className="postImg" /&gt;</text:p>
      <text:p text:style-name="P9">&lt;/div&gt;</text:p>
      <text:p text:style-name="P9">&lt;div className="postBottom"&gt;</text:p>
      <text:p text:style-name="P9">&lt;div className="postBottomLeft"&gt;</text:p>
      <text:p text:style-name="P9">&lt;img src="assets/Posts/Like.png" alt="" className="likeIcon" /&gt;</text:p>
      <text:p text:style-name="P9">&lt;img src="assets/Posts/Heart.png" alt="" className="heartIcon" /&gt;</text:p>
      <text:p text:style-name="P9">&lt;span className="postLikeCounter"&gt;32 people like it.&lt;/span&gt;</text:p>
      <text:p text:style-name="P9">&lt;/div&gt;</text:p>
      <text:p text:style-name="P9">&lt;div className="postBottomRight"&gt;</text:p>
      <text:p text:style-name="P9">&lt;span className="postCommentText"&gt;9 comments&lt;/span&gt;</text:p>
      <text:p text:style-name="P9">&lt;/div&gt;</text:p>
      <text:p text:style-name="P9">&lt;/div&gt;</text:p>
      <text:p text:style-name="P9">&lt;/div&gt;</text:p>
      <text:p text:style-name="P9">&lt;/div&gt;</text:p>
      <text:p text:style-name="P9">&lt;/div&gt;</text:p>
      <text:p text:style-name="P9">);</text:p>
      <text:p text:style-name="P9">}</text:p>
      <text:p text:style-name="P18"/>
      <text:p text:style-name="P7">export default Post;</text:p>
      <text:p text:style-name="P7"/>
      <text:p text:style-name="P7"><text:soft-page-break/></text:p>
      <text:p text:style-name="P19">Suppose there is a component called for two different page but both has a few changes in that component.</text:p>
      <text:p text:style-name="P19"/>
      <text:p text:style-name="P19"/>
      <text:p text:style-name="P28">Rightbar.jsx</text:p>
      <text:p text:style-name="P19"/>
      <text:p text:style-name="P13">import './rightbar.css'</text:p>
      <text:p text:style-name="P8">import {Users} from '../../dummyData'</text:p>
      <text:p text:style-name="P8">import Online from '../Online/Online';</text:p>
      <text:p text:style-name="P17"/>
      <text:p text:style-name="P8">const Rightbar = ({profile}) =&gt; {</text:p>
      <text:p text:style-name="P8">const PF = process.env.REACT_APP_PUBLIC_FOLDER;</text:p>
      <text:p text:style-name="P8">const HomeRightbar=()=&gt;{</text:p>
      <text:p text:style-name="P8">return(</text:p>
      <text:p text:style-name="P8">&lt;&gt;</text:p>
      <text:p text:style-name="P8">&lt;div className="birthdayContainer"&gt;</text:p>
      <text:p text:style-name="P8">&lt;img src=”<text:span text:style-name="T21">assets/Person/</text:span>gift.png” alt="" className="birthdayImg" /&gt;</text:p>
      <text:p text:style-name="P8">&lt;span className="birthdayText"&gt; </text:p>
      <text:p text:style-name="P8">&lt;b&gt;Pranjal Tiwari &lt;/b&gt; and &lt;b&gt;3 other friends&lt;/b&gt; have a birthday today.</text:p>
      <text:p text:style-name="P8">&lt;/span&gt;</text:p>
      <text:p text:style-name="P8">&lt;/div&gt;</text:p>
      <text:p text:style-name="P8">&lt;img src=“<text:span text:style-name="T20">assets/Person/</text:span>ad.png” alt="" className="rightbarAd" /&gt;</text:p>
      <text:p text:style-name="P8">&lt;h4 className="rightbarTitle"&gt;Online Friends&lt;/h4&gt;</text:p>
      <text:p text:style-name="P8">&lt;ul className="rightbarFriendList"&gt;</text:p>
      <text:p text:style-name="P8">{Users.map(u=&gt;(</text:p>
      <text:p text:style-name="P8">&lt;Online key={u.id} user={u}/&gt;</text:p>
      <text:p text:style-name="P8">))}</text:p>
      <text:p text:style-name="P8">&lt;/ul&gt;</text:p>
      <text:p text:style-name="P8">&lt;/&gt;</text:p>
      <text:p text:style-name="P8">)</text:p>
      <text:p text:style-name="P8">}</text:p>
      <text:p text:style-name="P8">const ProfileRightBar=()=&gt;{</text:p>
      <text:p text:style-name="P8">return(</text:p>
      <text:p text:style-name="P8">&lt;&gt;</text:p>
      <text:p text:style-name="P8">&lt;h4 className='rightbarTitle'&gt;User Information&lt;/h4&gt;</text:p>
      <text:p text:style-name="P8">&lt;div className="rightbarInfo"&gt;</text:p>
      <text:p text:style-name="P8">&lt;div className="rightbarInfoItem"&gt;</text:p>
      <text:p text:style-name="P8">&lt;span className="rightbarInfoKey"&gt;City:&lt;/span&gt;</text:p>
      <text:p text:style-name="P8">&lt;span className='righbarInfoValue'&gt;New York&lt;/span&gt;</text:p>
      <text:p text:style-name="P8">&lt;/div&gt;</text:p>
      <text:p text:style-name="P8">&lt;div className="rightbarInfoItem"&gt;</text:p>
      <text:p text:style-name="P8">&lt;span className="rightbarInfoKey"&gt;From:&lt;/span&gt;</text:p>
      <text:p text:style-name="P8">&lt;span className='righbarInfoValue'&gt;Madrid&lt;/span&gt;</text:p>
      <text:p text:style-name="P8">&lt;/div&gt;</text:p>
      <text:p text:style-name="P8">&lt;div className="rightbarInfoItem"&gt;</text:p>
      <text:p text:style-name="P8">&lt;span className="rightbarInfoKey"&gt;Relationship:&lt;/span&gt;</text:p>
      <text:p text:style-name="P8">&lt;span className='righbarInfoValue'&gt;Single&lt;/span&gt;</text:p>
      <text:p text:style-name="P8">&lt;/div&gt;</text:p>
      <text:p text:style-name="P8">&lt;/div&gt;</text:p>
      <text:p text:style-name="P8"><text:soft-page-break/>&lt;div className="rightbarFollowings"&gt;</text:p>
      <text:p text:style-name="P8">&lt;div className="rightbarFollowing"&gt;</text:p>
      <text:p text:style-name="P8">&lt;img src={`${PF}Person/priyam.jpg`} alt="" className="rightbarFollowingImg" /&gt;</text:p>
      <text:p text:style-name="P8">&lt;span className="rightbarFollowingName"&gt;Pranjal Tiwari&lt;/span&gt;</text:p>
      <text:p text:style-name="P8">&lt;/div&gt;</text:p>
      <text:p text:style-name="P8">&lt;/div&gt;</text:p>
      <text:p text:style-name="P8">&lt;/&gt;</text:p>
      <text:p text:style-name="P8">)</text:p>
      <text:p text:style-name="P8">}</text:p>
      <text:p text:style-name="P8">return (</text:p>
      <text:p text:style-name="P8">&lt;div className='rightbar'&gt;</text:p>
      <text:p text:style-name="P8">&lt;div className="rightbarWrapper"&gt;</text:p>
      <text:p text:style-name="P8">{profile? &lt;ProfileRightBar/&gt; : &lt;HomeRightbar/&gt;} </text:p>
      <text:p text:style-name="P8">&lt;/div&gt;</text:p>
      <text:p text:style-name="P8">&lt;/div&gt;</text:p>
      <text:p text:style-name="P8">);</text:p>
      <text:p text:style-name="P8">}</text:p>
      <text:p text:style-name="P17"/>
      <text:p text:style-name="P8">export default Rightbar;</text:p>
      <text:p text:style-name="P22"/>
      <text:p text:style-name="P22"/>
      <text:p text:style-name="P22"/>
      <text:p text:style-name="P22"/>
      <text:p text:style-name="P29">Profile.jsx</text:p>
      <text:p text:style-name="P29"/>
      <text:p text:style-name="P14">import Feed from "../../components/Feed/Feed"</text:p>
      <text:p text:style-name="P8">import Rightbar from "../../components/Rightbar/Rightbar";</text:p>
      <text:p text:style-name="P8">import Sidebar from "../../components/Sidebar/Sidebar";</text:p>
      <text:p text:style-name="P8">import Topbar from "../../components/Topbar/Topbar";</text:p>
      <text:p text:style-name="P8">import './profile.css'</text:p>
      <text:p text:style-name="P17"/>
      <text:p text:style-name="P8">const Profile = () =&gt; {</text:p>
      <text:p text:style-name="P8">return (</text:p>
      <text:p text:style-name="P8">&lt;&gt;</text:p>
      <text:p text:style-name="P8">&lt;Topbar/&gt;</text:p>
      <text:p text:style-name="P8">&lt;div className="profile"&gt;</text:p>
      <text:p text:style-name="P8">&lt;Sidebar/&gt;</text:p>
      <text:p text:style-name="P8">&lt;div className="profileRight"&gt;</text:p>
      <text:p text:style-name="P8">&lt;div className="profileRightTop"&gt;</text:p>
      <text:p text:style-name="P8">&lt;div className="profileCover"&gt;</text:p>
      <text:p text:style-name="P8">&lt;img src=”<text:span text:style-name="T23">assets/</text:span>Posts/3.jpeg” alt="" className="profileCoverImg" /&gt;</text:p>
      <text:p text:style-name="P8">&lt;img src=”<text:span text:style-name="T24">assets/</text:span>Person/priyam.jpg” alt="" className="profileUserImg" /&gt;</text:p>
      <text:p text:style-name="P8">&lt;/div&gt;</text:p>
      <text:p text:style-name="P8">&lt;div className="profileInfo"&gt;</text:p>
      <text:p text:style-name="P8">&lt;h4 className="profileInfoName"&gt;Priyam Agarwal&lt;/h4&gt;</text:p>
      <text:p text:style-name="P8">&lt;span className="profileInfoDesc"&gt;Hello my Friends!!&lt;/span&gt;</text:p>
      <text:p text:style-name="P8">&lt;/div&gt;</text:p>
      <text:p text:style-name="P8">&lt;/div&gt;</text:p>
      <text:p text:style-name="P8">&lt;div className="profileRightBottom"&gt;</text:p>
      <text:p text:style-name="P8">&lt;Feed/&gt;</text:p>
      <text:p text:style-name="P8"><text:soft-page-break/>&lt;Rightbar profile/&gt;</text:p>
      <text:p text:style-name="P8">&lt;/div&gt;</text:p>
      <text:p text:style-name="P8">&lt;/div&gt;</text:p>
      <text:p text:style-name="P8">&lt;/div&gt;</text:p>
      <text:p text:style-name="P8">&lt;/&gt;</text:p>
      <text:p text:style-name="P8">);</text:p>
      <text:p text:style-name="P8">}</text:p>
      <text:p text:style-name="P17"/>
      <text:p text:style-name="P8">export default Profile;</text:p>
      <text:p text:style-name="P22"/>
      <text:p text:style-name="P20"/>
      <text:p text:style-name="P30">Home.jsx</text:p>
      <text:p text:style-name="P21"/>
      <text:p text:style-name="P15">import Feed from "../../components/Feed/Feed"</text:p>
      <text:p text:style-name="P8">import Rightbar from "../../components/Rightbar/Rightbar";</text:p>
      <text:p text:style-name="P8">import Sidebar from "../../components/Sidebar/Sidebar";</text:p>
      <text:p text:style-name="P8">import Topbar from "../../components/Topbar/Topbar";</text:p>
      <text:p text:style-name="P8">import "./home.css"</text:p>
      <text:p text:style-name="P17"/>
      <text:p text:style-name="P8">const Home = () =&gt; {</text:p>
      <text:p text:style-name="P8">return (</text:p>
      <text:p text:style-name="P8">&lt;&gt;</text:p>
      <text:p text:style-name="P8">&lt;Topbar/&gt;</text:p>
      <text:p text:style-name="P8">&lt;div className="homeContainer"&gt;</text:p>
      <text:p text:style-name="P8">&lt;Sidebar/&gt;</text:p>
      <text:p text:style-name="P8">&lt;Feed/&gt;</text:p>
      <text:p text:style-name="P8">&lt;Rightbar/&gt;</text:p>
      <text:p text:style-name="P8">&lt;/div&gt;</text:p>
      <text:p text:style-name="P8">&lt;/&gt;</text:p>
      <text:p text:style-name="P8">);</text:p>
      <text:p text:style-name="P8">}</text:p>
      <text:p text:style-name="P17"/>
      <text:p text:style-name="P8">export default Home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2T01:33:31.204606473</meta:creation-date>
    <dc:date>2023-01-02T19:23:08.945080954</dc:date>
    <meta:editing-duration>PT11H32M4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6" meta:paragraph-count="231" meta:word-count="577" meta:character-count="5769" meta:non-whitespace-character-count="5420"/>
  </office:meta>
</office:document-meta>
</file>